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can only be the Balkad Ruins, can it not?</text:p>
          </table:table-cell>
          <table:table-cell table:number-columns-repeated="1020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we are after must be somewhere
within these ruins.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... what was it again?</text:p>
          </table:table-cell>
          <table:table-cell table:number-columns-repeated="1020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 it was... Long... no, that's wrong.</text:p>
          </table:table-cell>
          <table:table-cell table:number-columns-repeated="1020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style-name="ce0"/>
          <table:table-cell table:style-name="ce0"/>
          <table:table-cell table:style-name="ce0" office:value-type="string">
            <text:p>Logue... Leig? Leg Ice? Huh.</text:p>
          </table:table-cell>
          <table:table-cell table:number-columns-repeated="1020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m to recall it was “Lerig ・ Ias”.</text:p>
          </table:table-cell>
          <table:table-cell table:number-columns-repeated="1020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!! I was just about to say that——!!</text:p>
          </table:table-cell>
          <table:table-cell table:number-columns-repeated="1020"/>
        </table:table-row>
        <table:table-row>
          <table:table-cell table:style-name="ce0" office:value-type="string">
            <text:p>そいつの鱗粉が必要な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need its scale, don't we?</text:p>
          </table:table-cell>
          <table:table-cell table:number-columns-repeated="1020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storm in and plunder Iiit!!</text:p>
          </table:table-cell>
          <table:table-cell table:number-columns-repeated="1020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Quiet down, or we're going to be surrounded by
monsters...!</text:p>
          </table:table-cell>
          <table:table-cell table:number-columns-repeated="1020"/>
        </table:table-row>
        <table:table-row>
          <table:table-cell table:style-name="ce0" office:value-type="string">
            <text:p>ンー、ごめん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, Sorryyyy...</text:p>
          </table:table-cell>
          <table:table-cell table:number-columns-repeated="1020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roblem will be the Lerig ・ Ias'
extraordinarily guarded nature.</text:p>
          </table:table-cell>
          <table:table-cell table:number-columns-repeated="1020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style-name="ce0"/>
          <table:table-cell table:style-name="ce0"/>
          <table:table-cell table:style-name="ce0" office:value-type="string">
            <text:p>I do not think we will be able to find it
easily.</text:p>
          </table:table-cell>
          <table:table-cell table:number-columns-repeated="1020"/>
        </table:table-row>
        <table:table-row>
          <table:table-cell table:style-name="ce0" office:value-type="string">
            <text:p>じゃ、見つかるまで探すまで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just have to keep searchin' 'til
we do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start with a systematic
search of the area. Off we go.</text:p>
          </table:table-cell>
          <table:table-cell table:number-columns-repeated="1020"/>
        </table:table-row>
        <table:table-row>
          <table:table-cell table:style-name="ce0" office:value-type="string">
            <text:p>い・・・いたーーーー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... There it is————!!</text:p>
          </table:table-cell>
          <table:table-cell table:number-columns-repeated="1020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That huge moth-thing?!</text:p>
          </table:table-cell>
          <table:table-cell table:number-columns-repeated="1020"/>
        </table:table-row>
        <table:table-row>
          <table:table-cell table:style-name="ce0" office:value-type="string">
            <text:p>逃げられちゃ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ran off...</text:p>
          </table:table-cell>
          <table:table-cell table:number-columns-repeated="1020"/>
        </table:table-row>
        <table:table-row>
          <table:table-cell table:style-name="ce0" office:value-type="string">
            <text:p>追い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foll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